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eiryo" svg:font-family="Meiryo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eiryo1" svg:font-family="Meiryo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0.8799in"/>
    </style:style>
    <style:style style:name="Table1.B" style:family="table-column">
      <style:table-column-properties style:column-width="5.613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4931in" fo:margin-left="0in" fo:margin-top="0in" fo:margin-bottom="0in" table:align="left" style:writing-mode="lr-tb"/>
    </style:style>
    <style:style style:name="Table2.A" style:family="table-column">
      <style:table-column-properties style:column-width="0.8799in"/>
    </style:style>
    <style:style style:name="Table2.B" style:family="table-column">
      <style:table-column-properties style:column-width="5.6132in"/>
    </style:style>
    <style:style style:name="Table2.1" style:family="table-row">
      <style:table-row-properties style:min-row-height="0.2368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text-properties officeooo:paragraph-rsid="000b8b5b"/>
    </style:style>
    <style:style style:name="P2" style:family="paragraph" style:parent-style-name="Standard">
      <style:text-properties officeooo:rsid="0012ba16" officeooo:paragraph-rsid="0012ba16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0b8b5b"/>
    </style:style>
    <style:style style:name="P4" style:family="paragraph" style:parent-style-name="Standard">
      <style:text-properties fo:font-weight="bold" officeooo:rsid="0012ba16" officeooo:paragraph-rsid="0012ba16" style:font-weight-asian="bold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language="en" fo:country="US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language="en" fo:country="US" officeooo:paragraph-rsid="001a197e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09ace8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rsid="0009ace8" officeooo:paragraph-rsid="0009ace8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rsid="0009ace8" officeooo:paragraph-rsid="000b8b5b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rsid="0009ace8" officeooo:paragraph-rsid="000bb8a5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aeaeae" officeooo:rsid="00111c17" officeooo:paragraph-rsid="00111c17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rsid="00111c17" officeooo:paragraph-rsid="00111c17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00c800" officeooo:rsid="00111c17" officeooo:paragraph-rsid="00111c17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f39932" fo:language="en" fo:country="US"/>
    </style:style>
    <style:style style:name="P16" style:family="paragraph" style:parent-style-name="Title" style:master-page-name="Standard">
      <style:paragraph-properties style:page-number="auto"/>
    </style:style>
    <style:style style:name="P17" style:family="paragraph" style:parent-style-name="List_20_Paragraph" style:list-style-name="WWNum8">
      <style:paragraph-properties fo:margin-top="0in" fo:margin-bottom="0in" loext:contextual-spacing="true" fo:line-height="100%"/>
      <style:text-properties fo:language="en" fo:country="US"/>
    </style:style>
    <style:style style:name="P18" style:family="paragraph" style:parent-style-name="List_20_Paragraph" style:list-style-name="WWNum8">
      <style:paragraph-properties fo:margin-top="0in" fo:margin-bottom="0in" loext:contextual-spacing="true" fo:line-height="100%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language="en" fo:country="US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language="en" fo:country="US" officeooo:paragraph-rsid="00211c97"/>
    </style:style>
    <style:style style:name="P21" style:family="paragraph" style:parent-style-name="Standard">
      <style:paragraph-properties fo:margin-top="0in" fo:margin-bottom="0in" loext:contextual-spacing="false" fo:line-height="100%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officeooo:paragraph-rsid="0009ace8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officeooo:paragraph-rsid="000bb8a5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officeooo:paragraph-rsid="001f6336"/>
    </style:style>
    <style:style style:name="P25" style:family="paragraph">
      <style:paragraph-properties fo:margin-top="0in" fo:margin-bottom="0in" fo:line-height="100%"/>
    </style:style>
    <style:style style:name="T1" style:family="text">
      <style:text-properties style:font-name="Meiryo" style:font-name-asian="Meiryo1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d3bcc"/>
    </style:style>
    <style:style style:name="T4" style:family="text">
      <style:text-properties fo:language="en" fo:country="US" officeooo:rsid="001f6336"/>
    </style:style>
    <style:style style:name="T5" style:family="text">
      <style:text-properties fo:language="en" fo:country="US" officeooo:rsid="00211c97"/>
    </style:style>
    <style:style style:name="T6" style:family="text">
      <style:text-properties officeooo:rsid="0009ace8"/>
    </style:style>
    <style:style style:name="T7" style:family="text">
      <style:text-properties fo:color="#f39932"/>
    </style:style>
    <style:style style:name="T8" style:family="text">
      <style:text-properties fo:color="#f39932" fo:language="en" fo:country="US"/>
    </style:style>
    <style:style style:name="T9" style:family="text">
      <style:text-properties fo:color="#f39932" fo:language="en" fo:country="US" officeooo:rsid="000d3bcc"/>
    </style:style>
    <style:style style:name="T10" style:family="text">
      <style:text-properties fo:color="#f39932" fo:language="en" fo:country="US" officeooo:rsid="001f6336"/>
    </style:style>
    <style:style style:name="T11" style:family="text">
      <style:text-properties fo:color="#3daafb"/>
    </style:style>
    <style:style style:name="T12" style:family="text">
      <style:text-properties fo:color="#aeaeae"/>
    </style:style>
    <style:style style:name="T13" style:family="text">
      <style:text-properties fo:color="#888888"/>
    </style:style>
    <style:style style:name="T14" style:family="text">
      <style:text-properties officeooo:rsid="00111c17"/>
    </style:style>
    <style:style style:name="T15" style:family="text">
      <style:text-properties fo:color="#00c800"/>
    </style:style>
    <style:style style:name="T16" style:family="text">
      <style:text-properties fo:color="#000000" fo:background-color="#fffc70" loext:char-shading-value="0"/>
    </style:style>
    <style:style style:name="T17" style:family="text">
      <style:text-properties officeooo:rsid="001a197e"/>
    </style:style>
    <style:style style:name="T18" style:family="text">
      <style:text-properties officeooo:rsid="001f6336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aeaeae" style:text-outline="false" style:text-line-through-style="none" style:text-line-through-type="none" style:text-position="0% 100%" style:font-name="Calibr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888888" style:text-outline="false" style:text-line-through-style="none" style:text-line-through-type="none" style:text-position="0% 100%" style:font-name="Calibr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f39932" style:text-outline="false" style:text-line-through-style="none" style:text-line-through-type="none" style:text-position="0% 100%" style:font-name="Calibr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3daafb" style:text-outline="false" style:text-line-through-style="none" style:text-line-through-type="none" style:text-position="0% 100%" style:font-name="Calibr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Game</text:span><office:annotation office:name="__Annotation__7_2879845858" loext:resolved="false"><dc:creator>Maarten ten Velden</dc:creator><dc:date>2020-08-21T21:07:00</dc:date><loext:sender-initials>MtV</loext:sender-initials><text:p><text:span text:style-name="T2">To add:</text:span></text:p><text:p><text:span text:style-name="T2">* paired variables definitions (int2, float2)</text:span></text:p><text:p><text:span text:style-name="T2">* unit converters (2 degrees, 50 radians, 1.5 seconds …)</text:span></text:p><text:p/></office:annotation><text:span text:style-name="T1">Script definitions</text:span><office:annotation-end office:name="__Annotation__7_2879845858"/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Object</text:p>
          </table:table-cell>
          <table:table-cell table:style-name="Table1.A1" office:value-type="string">
            <text:p text:style-name="P5">A gamescript <text:s/>file</text:p>
          </table:table-cell>
        </table:table-row>
        <table:table-row table:style-name="Table1.1">
          <table:table-cell table:style-name="Table1.A1" office:value-type="string">
            <text:p text:style-name="P5">Header</text:p>
          </table:table-cell>
          <table:table-cell table:style-name="Table1.A1" office:value-type="string">
            <text:p text:style-name="P6">A gamescript <text:s/>file, which, contrary to <text:span text:style-name="T17">gamescript</text:span> files can contain class-instance constructs</text:p>
          </table:table-cell>
        </table:table-row>
        <table:table-row table:style-name="Table1.1">
          <table:table-cell table:style-name="Table1.A1" office:value-type="string">
            <text:p text:style-name="P5">Class-Instance construct</text:p>
          </table:table-cell>
          <table:table-cell table:style-name="Table1.A1" office:value-type="string">
            <text:p text:style-name="P5">Example:</text:p>
            <text:p text:style-name="P15">class</text:p>
            <text:p text:style-name="P5">{</text:p>
            <text:p text:style-name="P7"><text:span text:style-name="T2"><text:s text:c="2"/>shown </text:span><text:span text:style-name="T8">event</text:span><text:span text:style-name="T2"> on</text:span><text:span text:style-name="T3">RequestMeshDataFor</text:span><text:span text:style-name="T2">Render(</text:span><text:span text:style-name="T8">string[]&amp;</text:span><text:span text:style-name="T2"> pathsToFilesContainingMeshData);</text:span></text:p>
            <text:p text:style-name="P7"><text:span text:style-name="T2"><text:s text:c="2"/></text:span><text:span text:style-name="T4">shown </text:span><text:span text:style-name="T10">string[]</text:span><text:span text:style-name="T4"> RequestMeshDataForRender();</text:span></text:p>
            <text:p text:style-name="P24"><text:span text:style-name="T2"><text:s text:c="2"/></text:span><text:span text:style-name="T3">shown </text:span><text:span text:style-name="T9">event</text:span><text:span text:style-name="T3"> onRenderedFrame(</text:span><text:span text:style-name="T9">int2[]</text:span><text:span text:style-name="T3"> frame);<text:line-break/> <text:s/></text:span><text:span text:style-name="T5">shown</text:span><text:span text:style-name="T4"> RenderedAFrame(</text:span><text:span text:style-name="T10">int2[]</text:span><text:span text:style-name="T4"> frame);</text:span></text:p>
            <text:p text:style-name="P20"><text:s text:c="2"/></text:p>
            <text:p text:style-name="P20"><text:s text:c="2"/>//…</text:p>
            <text:p text:style-name="P7"><text:span text:style-name="T2">} </text:span><office:annotation office:name="__Annotation__49_2879845858" loext:resolved="false"><dc:creator>Maarten ten Velden</dc:creator><dc:date>2020-08-21T21:31:00</dc:date><loext:sender-initials>MtV</loext:sender-initials><text:p><text:span text:style-name="T2">NOTE: the instance (should reside/) resides in the same memory pool as the VSS (though does not share memory with the VSS)</text:span></text:p></office:annotation><text:span text:style-name="T2">g_renderManager // &lt;- instance</text:span><office:annotation-end office:name="__Annotation__49_2879845858"/></text:p>
          </table:table-cell>
        </table:table-row>
        <table:table-row table:style-name="Table1.1">
          <table:table-cell table:style-name="Table1.A1" office:value-type="string">
            <text:p text:style-name="P5">VSS</text:p>
          </table:table-cell>
          <table:table-cell table:style-name="Table1.A1" office:value-type="string">
            <text:p text:style-name="P5">Short for Virtual Stick Stack, a stack that is stored in “virtual” memory (it is on the GPU). There are two types of variables that can be on the Virtual Stick Stack: loosely-assigned, and strictly assigned.</text:p>
            <text:p text:style-name="P5"/>
            <text:list xml:id="list341234660" text:style-name="WWNum8">
              <text:list-item>
                <text:p text:style-name="P17">Loosely assigned: these variables can be created via data bindings<text:line-break/> <text:s text:c="31"/>these variables can be written to using the data binding</text:p>
              </text:list-item>
              <text:list-item>
                <text:p text:style-name="P18"><office:annotation office:name="__Annotation__71_2879845858" loext:resolved="false"><dc:creator>Maarten ten Velden</dc:creator><dc:date>2020-08-21T21:27:00</dc:date><loext:sender-initials>MtV</loext:sender-initials><text:p><text:span text:style-name="T2">This could also be a function <text:s/></text:span></text:p></office:annotation><text:span text:style-name="T2">Strictly assigned: these variables can’t be created via data bindings, though they <text:line-break/> <text:s text:c="30"/>can be bound-to as a </text:span><office:annotation office:name="__Annotation__67_2879845858" loext:resolved="false"><dc:creator>Maarten ten Velden</dc:creator><dc:date>2020-08-21T21:27:00</dc:date><loext:sender-initials>MtV</loext:sender-initials><text:p><text:span text:style-name="T2">NOTE: a strict data bind would be…</text:span></text:p><text:p/><text:p><text:span text:style-name="T2">---</text:span></text:p><text:p><text:span text:style-name="T2">livesACatMayHave : int(0x1)</text:span></text:p><text:p><text:span text:style-name="T2">--- </text:span></text:p><text:p/><text:p><text:span text:style-name="T2">Int livesACatMayHave; // notice that there is no default value for a strict data bind</text:span></text:p></office:annotation><text:span text:style-name="T2">strict data bind</text:span><office:annotation-end office:name="__Annotation__67_2879845858"/><office:annotation-end office:name="__Annotation__71_2879845858"/><text:span text:style-name="T2"><text:line-break/> <text:s text:c="30"/>these variables can be written to using functions<text:line-break/> <text:s text:c="30"/>limited to 255</text:span></text:p>
              </text:list-item>
            </text:list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Object-specific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Data bindings</text:p>
          </table:table-cell>
          <table:table-cell table:style-name="Table1.A1" office:value-type="string">
            <text:p text:style-name="P5">A bit of text that shows a list of variables that are bound to the VSS. Inspired by TOML formatting.</text:p>
            <text:p text:style-name="P5"/>
            <text:p text:style-name="P5">Default values can be set at the line at which the variable is explicitly declared.</text:p>
            <text:p text:style-name="P5"><office:annotation><dc:creator>Unknown Author</dc:creator><dc:date>2020-09-10T11:35:44.814125945</dc:date><text:p text:style-name="P25"><text:span text:style-name="T19">Example from VoodooScript:</text:span></text:p><text:p text:style-name="P25"><text:span text:style-name="T19">---</text:span></text:p><text:p text:style-name="P25"><text:span text:style-name="T20">livesACatMayHave</text:span><text:span text:style-name="T19"> </text:span><text:span text:style-name="T20">:</text:span><text:span text:style-name="T19"> </text:span><text:span text:style-name="T21">int</text:span><text:span text:style-name="T20">(in)</text:span></text:p><text:p text:style-name="P25"><text:span text:style-name="T19">---</text:span></text:p><text:p text:style-name="P25"><text:span text:style-name="T19"/></text:p><text:p text:style-name="P25"><text:span text:style-name="T22">int</text:span><text:span text:style-name="T19"> livesACatMayHave = </text:span><text:span text:style-name="T23">9</text:span><text:span text:style-name="T19">; // default value is 9</text:span></text:p></office:annotation></text:p>
            <text:p text:style-name="P5"/>
          </table:table-cell>
        </table:table-row>
      </table:table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VSS-hookup</text:p>
          </table:table-cell>
          <table:table-cell table:style-name="Table2.A1" office:value-type="string">
            <text:p text:style-name="P11"/>
            <text:p text:style-name="P13">Example:</text:p>
            <text:p text:style-name="P12">---</text:p>
            <text:p text:style-name="P13"><text:soft-page-break/><text:span text:style-name="T12">position : </text:span><text:span text:style-name="T13">float3</text:span><text:span text:style-name="T12">(in)</text:span></text:p>
            <text:p text:style-name="P12">---</text:p>
            <text:p text:style-name="P13"/>
            <text:p text:style-name="P14">// <text:s text:c="5"/>0x.. on VSS</text:p>
            <text:p text:style-name="P14">// <text:s text:c="12"/>⌄</text:p>
            <text:p text:style-name="P13"><text:span text:style-name="T7">float3</text:span> position; </text:p>
          </table:table-cell>
        </table:table-row>
      </table:table>
      <text:p text:style-name="P1"/>
      <text:p text:style-name="P3"/>
      <text:p text:style-name="P4">Colors</text:p>
      <text:p text:style-name="P2"><text:span text:style-name="T15">#green</text:span> = #00c800</text:p>
      <text:p text:style-name="P2"><text:span text:style-name="T11">#blue</text:span> = #3DAAFB</text:p>
      <text:p text:style-name="P2"><text:span text:style-name="T7">#orange</text:span> = #F39932</text:p>
      <text:p text:style-name="P2"><text:span text:style-name="T16">#yellow</text:span> = #FFFC7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eiryo" svg:font-family="Meiryo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eiryo1" svg:font-family="Meiryo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l" fo:country="NL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nl" fo:country="NL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el_20_Char" style:display-name="Titel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kst_20_opmerking_20_Char" style:display-name="Tekst opmerking Char" style:family="text" style:parent-style-name="Default_20_Paragraph_20_Font">
      <style:text-properties fo:font-size="10pt" style:font-size-asian="10pt" style:font-size-complex="10pt"/>
    </style:style>
    <style:style style:name="Onderwerp_20_van_20_opmerking_20_Char" style:display-name="Onderwerp van opmerking Char" style:family="text" style:parent-style-name="Tekst_20_opmerking_20_Char">
      <style:text-properties fo:font-size="10pt" fo:font-weight="bold" style:font-size-asian="10pt" style:font-weight-asian="bold" style:font-size-complex="10pt" style:font-weight-complex="bold"/>
    </style:style>
    <style:style style:name="Ballontekst_20_Char" style:display-name="Ballonteks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3" text:bullet-char="">
        <style:list-level-properties text:list-level-position-and-space-mode="label-alignment">
          <style:list-level-label-alignment text:label-followed-by="listtab" text:list-tab-stop-position="0.5in" fo:text-indent="-0.25in" fo:margin-left="0.2811in"/>
        </style:list-level-properties>
        <style:text-properties fo:font-family="Symbol" style:font-charset="x-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text:list-tab-stop-position="0.75in" fo:text-indent="-0.25in" fo:margin-left="0.781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2811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1.7811in"/>
        </style:list-level-properties>
        <style:text-properties fo:font-family="Symbol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text:list-tab-stop-position="1.5in" fo:text-indent="-0.25in" fo:margin-left="2.2811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2.7811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2811in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text:list-tab-stop-position="2.25in" fo:text-indent="-0.25in" fo:margin-left="3.7811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2811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7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5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" text:bullet-char="o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8" text:bullet-char="o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arten ten Velden</meta:initial-creator>
    <meta:editing-cycles>14</meta:editing-cycles>
    <meta:creation-date>2020-08-21T19:01:00</meta:creation-date>
    <dc:date>2020-09-13T21:18:33.614322511</dc:date>
    <meta:editing-duration>PT4H14M4S</meta:editing-duration>
    <meta:generator>LibreOffice/6.4.5.2$Linux_X86_64 LibreOffice_project/40$Build-2</meta:generator>
    <meta:document-statistic meta:table-count="2" meta:image-count="0" meta:object-count="0" meta:page-count="2" meta:paragraph-count="37" meta:word-count="200" meta:character-count="1456" meta:non-whitespace-character-count="11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